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officeooo:rsid="000e69e7" officeooo:paragraph-rsid="000e69e7"/>
    </style:style>
    <style:style style:name="P2" style:family="paragraph" style:parent-style-name="Preformatted_20_Text">
      <style:text-properties style:font-name="Arial" fo:font-size="14pt" fo:font-weight="bold" officeooo:rsid="000e69e7" officeooo:paragraph-rsid="000e69e7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officeooo:paragraph-rsid="000e69e7"/>
    </style:style>
    <style:style style:name="P4" style:family="paragraph" style:parent-style-name="Preformatted_20_Text">
      <style:text-properties style:font-name="Arial" fo:font-size="10pt" officeooo:rsid="0010cda2" officeooo:paragraph-rsid="0012bff6" style:font-name-asian="NSimSun" style:font-size-asian="10pt" style:font-name-complex="Liberation Mono" style:font-size-complex="10pt"/>
    </style:style>
    <style:style style:name="T1" style:family="text">
      <style:text-properties officeooo:rsid="0012bff6"/>
    </style:style>
    <style:style style:name="T2" style:family="text">
      <style:text-properties style:font-name="Arial" officeooo:rsid="000e69e7"/>
    </style:style>
    <style:style style:name="T3" style:family="text">
      <style:text-properties style:font-name="Arial" officeooo:rsid="000f1467"/>
    </style:style>
    <style:style style:name="T4" style:family="text">
      <style:text-properties style:font-name="Arial" fo:font-size="10pt" officeooo:rsid="000f1467" style:font-name-asian="NSimSun" style:font-size-asian="10pt" style:font-name-complex="Liberation Mono" style:font-size-complex="10pt"/>
    </style:style>
    <style:style style:name="T5" style:family="text">
      <style:text-properties style:font-name="Arial" fo:font-size="10pt" officeooo:rsid="0012bff6" style:font-name-asian="NSimSun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icio del día</text:p>
      <text:p text:style-name="P1"/>
      <text:p text:style-name="P1"/>
      <text:p text:style-name="P3"><text:span text:style-name="T2">Al inicio del dia </text:span><text:span text:style-name="T3">nos hemos reunido en grupo </text:span><text:span text:style-name="T4">p</text:span><text:span text:style-name="T5">ara intentar entre todos comprender como funciona el servidor con el que tenemos que conectar la pagina puesto que es algo que no entendemos y que nos esta costando mucho, y asi poder empezar a recibir las variables reales del servidor y no usar las introducidas por nosotros.</text:span></text:p>
      <text:p text:style-name="P1"/>
      <text:p text:style-name="P1"/>
      <text:p text:style-name="P1"/>
      <text:p text:style-name="P2">Fin del día</text:p>
      <text:p text:style-name="P1"/>
      <text:p text:style-name="P4">A<text:span text:style-name="T1">l final del dia hemos acabado practicamente igual que como hemos empezado el dia, puesto que entender un programa de ese calibre sin ningun tipo de explicacion es muy complicado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19-10-04T13:31:15.030504933</dc:date>
    <meta:editing-duration>PT17M32S</meta:editing-duration>
    <meta:editing-cycles>4</meta:editing-cycles>
    <meta:generator>LibreOffice/6.3.1.2$MacOSX_X86_64 LibreOffice_project/b79626edf0065ac373bd1df5c28bd630b4424273</meta:generator>
    <meta:document-statistic meta:table-count="0" meta:image-count="0" meta:object-count="0" meta:page-count="1" meta:paragraph-count="4" meta:word-count="93" meta:character-count="525" meta:non-whitespace-character-count="436"/>
  </office:meta>
</office:document-meta>
</file>